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70e3" officeooo:paragraph-rsid="000a70e3"/>
    </style:style>
    <style:style style:name="P2" style:family="paragraph" style:parent-style-name="Standard">
      <style:text-properties officeooo:rsid="000a70e3" officeooo:paragraph-rsid="000cac45"/>
    </style:style>
    <style:style style:name="P3" style:family="paragraph" style:parent-style-name="Standard">
      <style:text-properties officeooo:paragraph-rsid="000b79df"/>
    </style:style>
    <style:style style:name="P4" style:family="paragraph" style:parent-style-name="Standard">
      <style:text-properties officeooo:rsid="000b79df" officeooo:paragraph-rsid="000b79df"/>
    </style:style>
    <style:style style:name="P5" style:family="paragraph" style:parent-style-name="Standard">
      <style:text-properties officeooo:paragraph-rsid="000cac45"/>
    </style:style>
    <style:style style:name="T1" style:family="text">
      <style:text-properties officeooo:rsid="000b79df"/>
    </style:style>
    <style:style style:name="T2" style:family="text">
      <style:text-properties officeooo:rsid="000ca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</text:p>
      <text:h text:style-name="Heading_20_3" text:outline-level="3">Commit sur la branche principale</text:h>
      <text:p text:style-name="P1">&gt; git add &lt;file&gt;</text:p>
      <text:p text:style-name="P1">&gt; git commit -m 'message'</text:p>
      <text:p text:style-name="P1">&gt; git push origin master</text:p>
      <text:p text:style-name="P1"/>
      <text:h text:style-name="Heading_20_3" text:outline-level="3">Ajout d'une branche</text:h>
      <text:p text:style-name="P4">&gt; git checkout -b branche2</text:p>
      <text:p text:style-name="Standard">&gt; git commit -a -m 'modif test.txt'</text:p>
      <text:p text:style-name="P3">&gt; <text:span text:style-name="T1">git push --set-upstream origin branche2</text:span></text:p>
      <text:p text:style-name="P3"/>
      <text:h text:style-name="Heading_20_3" text:outline-level="3">Changer de branche</text:h>
      <text:p text:style-name="Standard"><text:span text:style-name="T2">&gt; </text:span>git checkout master <text:s text:c="5"/></text:p>
      <text:p text:style-name="Text_20_body"/>
      <text:h text:style-name="Heading_20_3" text:outline-level="3">Merge d'une branche sur la pricipale</text:h>
      <text:p text:style-name="Standard">&gt; git push</text:p>
      <text:p text:style-name="Standard">&gt; git checkout master</text:p>
      <text:p text:style-name="P5">&gt; <text:span text:style-name="T2">git merge branche2</text:span></text:p>
      <text:p text:style-name="P2">&gt; git push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29:00.569221793</meta:creation-date>
    <dc:date>2014-09-15T14:59:04.303349273</dc:date>
    <meta:editing-duration>PT14M42S</meta:editing-duration>
    <meta:editing-cycles>2</meta:editing-cycles>
    <meta:generator>LibreOffice/4.2.6.3$Linux_X86_64 LibreOffice_project/420$Build-3</meta:generator>
    <meta:document-statistic meta:table-count="0" meta:image-count="0" meta:object-count="0" meta:page-count="1" meta:paragraph-count="16" meta:word-count="71" meta:character-count="377" meta:non-whitespace-character-count="317"/>
  </office:meta>
</office:document-meta>
</file>